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ynopsis" style:family="table">
      <style:table-properties style:width="6.9271in" fo:margin-left="0in" table:align="left"/>
    </style:style>
    <style:style style:name="Synopsis.A" style:family="table-column">
      <style:table-column-properties style:column-width="1.0625in"/>
    </style:style>
    <style:style style:name="Synopsis.B" style:family="table-column">
      <style:table-column-properties style:column-width="1.5674in"/>
    </style:style>
    <style:style style:name="Synopsis.C" style:family="table-column">
      <style:table-column-properties style:column-width="2.1493in"/>
    </style:style>
    <style:style style:name="Synopsis.D" style:family="table-column">
      <style:table-column-properties style:column-width="2.1479in"/>
    </style:style>
    <style:style style:name="Synopsi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ynopsis.D1" style:family="table-cell">
      <style:table-cell-properties fo:padding="0.0201in" fo:border="0.05pt solid #000000" style:writing-mode="page"/>
    </style:style>
    <style:style style:name="Synopsi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ynopsi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ing">
      <style:text-properties officeooo:rsid="001551d4" officeooo:paragraph-rsid="001551d4"/>
    </style:style>
    <style:style style:name="P2" style:family="paragraph" style:parent-style-name="Table_20_Contents">
      <style:paragraph-properties fo:text-align="center" style:justify-single-word="false"/>
      <style:text-properties officeooo:rsid="001551d4" officeooo:paragraph-rsid="001551d4"/>
    </style:style>
    <style:style style:name="P3" style:family="paragraph" style:parent-style-name="Table_20_Contents">
      <style:paragraph-properties fo:text-align="center" style:justify-single-word="false"/>
      <style:text-properties officeooo:rsid="0015d95d" officeooo:paragraph-rsid="0015d95d"/>
    </style:style>
    <style:style style:name="P4" style:family="paragraph" style:parent-style-name="Table_20_Contents">
      <style:paragraph-properties fo:text-align="center" style:justify-single-word="false"/>
      <style:text-properties officeooo:rsid="00174d8c" officeooo:paragraph-rsid="00174d8c"/>
    </style:style>
    <style:style style:name="P5" style:family="paragraph" style:parent-style-name="Table_20_Contents">
      <style:paragraph-properties fo:text-align="center" style:justify-single-word="false"/>
      <style:text-properties officeooo:rsid="001786a1" officeooo:paragraph-rsid="001786a1"/>
    </style:style>
    <style:style style:name="P6" style:family="paragraph" style:parent-style-name="Table_20_Contents">
      <style:paragraph-properties fo:text-align="center" style:justify-single-word="false"/>
      <style:text-properties officeooo:rsid="00179fac" officeooo:paragraph-rsid="00179fac"/>
    </style:style>
    <style:style style:name="P7" style:family="paragraph" style:parent-style-name="Table_20_Contents">
      <style:paragraph-properties fo:text-align="center" style:justify-single-word="false"/>
      <style:text-properties officeooo:rsid="0017b5e1" officeooo:paragraph-rsid="0017b5e1"/>
    </style:style>
    <style:style style:name="P8" style:family="paragraph" style:parent-style-name="Text_20_body">
      <style:text-properties officeooo:rsid="001551d4" officeooo:paragraph-rsid="001551d4"/>
    </style:style>
    <style:style style:name="P9" style:family="paragraph" style:parent-style-name="Text_20_body">
      <style:paragraph-properties fo:text-align="center" style:justify-single-word="false"/>
      <style:text-properties officeooo:rsid="001551d4" officeooo:paragraph-rsid="001551d4"/>
    </style:style>
    <style:style style:name="P10" style:family="paragraph" style:parent-style-name="Text_20_body">
      <style:paragraph-properties fo:text-align="center" style:justify-single-word="false"/>
      <style:text-properties officeooo:rsid="001551d4" officeooo:paragraph-rsid="0015d95d"/>
    </style:style>
    <style:style style:name="P11" style:family="paragraph" style:parent-style-name="Text_20_body">
      <style:text-properties officeooo:rsid="001551d4" officeooo:paragraph-rsid="00179fac"/>
    </style:style>
    <style:style style:name="P12" style:family="paragraph" style:parent-style-name="Text_20_body">
      <style:text-properties officeooo:rsid="00179fac" officeooo:paragraph-rsid="00179fac"/>
    </style:style>
    <style:style style:name="P13" style:family="paragraph" style:parent-style-name="Text_20_body">
      <style:text-properties officeooo:paragraph-rsid="00179fac"/>
    </style:style>
    <style:style style:name="P14" style:family="paragraph" style:parent-style-name="Text_20_body">
      <style:text-properties officeooo:rsid="0017b5e1" officeooo:paragraph-rsid="0017b5e1"/>
    </style:style>
    <style:style style:name="P15" style:family="paragraph" style:parent-style-name="Text_20_body">
      <style:text-properties officeooo:paragraph-rsid="0017b5e1"/>
    </style:style>
    <style:style style:name="T1" style:family="text">
      <style:text-properties officeooo:rsid="001786a1"/>
    </style:style>
    <style:style style:name="T2" style:family="text">
      <style:text-properties officeooo:rsid="00179fac"/>
    </style:style>
    <style:style style:name="T3" style:family="text">
      <style:text-properties style:font-name="Liberation Mono" fo:font-size="10pt" fo:font-weight="bold" officeooo:rsid="00179fac" style:font-size-asian="10pt" style:font-weight-asian="bold" style:font-size-complex="10pt" style:font-weight-complex="bold"/>
    </style:style>
    <style:style style:name="T4" style:family="text">
      <style:text-properties officeooo:rsid="0017b5e1"/>
    </style:style>
    <style:style style:name="T5" style:family="text">
      <style:text-properties officeooo:rsid="0018bb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A4MP Modules</text:p>
      <text:p text:style-name="P8">This is a quick overview of the QDL modules that extend OA4MP and what they do. </text:p>
      <text:p text:style-name="P1">Synopsis</text:p>
      <table:table table:name="Synopsis" table:style-name="Synopsis">
        <table:table-column table:style-name="Synopsis.A"/>
        <table:table-column table:style-name="Synopsis.B"/>
        <table:table-column table:style-name="Synopsis.C"/>
        <table:table-column table:style-name="Synopsis.D"/>
        <table:table-row table:style-name="TableLine94782768124784">
          <table:table-cell table:style-name="Synopsis.A1" office:value-type="string">
            <text:p text:style-name="P2">Name</text:p>
          </table:table-cell>
          <table:table-cell table:style-name="Synopsis.A1" office:value-type="string">
            <text:p text:style-name="P2">Namespace</text:p>
          </table:table-cell>
          <table:table-cell table:style-name="Synopsis.A1" office:value-type="string">
            <text:p text:style-name="P2">Loader</text:p>
          </table:table-cell>
          <table:table-cell table:style-name="Synopsis.D1" office:value-type="string">
            <text:p text:style-name="P7"><text:span text:style-name="T5">D</text:span>efault variable</text:p>
          </table:table-cell>
        </table:table-row>
        <table:table-row table:style-name="TableLine94782768124784">
          <table:table-cell table:style-name="Synopsis.A2" office:value-type="string">
            <text:p text:style-name="P3">ACL</text:p>
          </table:table-cell>
          <table:table-cell table:style-name="Synopsis.A2" office:value-type="string">
            <text:p text:style-name="P9">oa2:/qdl/acl</text:p>
          </table:table-cell>
          <table:table-cell table:style-name="Synopsis.A2" office:value-type="string">
            <text:p text:style-name="P4"><text:span text:style-name="T1">oa2.</text:span>util.acl</text:p>
          </table:table-cell>
          <table:table-cell table:style-name="Synopsis.D2" office:value-type="string">
            <text:p text:style-name="P7">acl</text:p>
          </table:table-cell>
        </table:table-row>
        <table:table-row table:style-name="TableLine94782768124784">
          <table:table-cell table:style-name="Synopsis.A2" office:value-type="string">
            <text:p text:style-name="P3">JWT</text:p>
          </table:table-cell>
          <table:table-cell table:style-name="Synopsis.A2" office:value-type="string">
            <text:p text:style-name="P10">oa2:/qdl/jwt</text:p>
          </table:table-cell>
          <table:table-cell table:style-name="Synopsis.A2" office:value-type="string">
            <text:p text:style-name="P4"><text:span text:style-name="T1">oa2.</text:span>util.jwt</text:p>
          </table:table-cell>
          <table:table-cell table:style-name="Synopsis.D2" office:value-type="string">
            <text:p text:style-name="P7">jwt</text:p>
          </table:table-cell>
        </table:table-row>
        <table:table-row table:style-name="TableLine94782768124784">
          <table:table-cell table:style-name="Synopsis.A2" office:value-type="string">
            <text:p text:style-name="P3">Cla<text:span text:style-name="T1">ims</text:span></text:p>
          </table:table-cell>
          <table:table-cell table:style-name="Synopsis.A2" office:value-type="string">
            <text:p text:style-name="P10">oa2:/qdl/oidc/claims</text:p>
          </table:table-cell>
          <table:table-cell table:style-name="Synopsis.A2" office:value-type="string">
            <text:p text:style-name="P4"><text:span text:style-name="T1">oa2.</text:span>util.claims</text:p>
          </table:table-cell>
          <table:table-cell table:style-name="Synopsis.D2" office:value-type="string">
            <text:p text:style-name="P7">claims</text:p>
          </table:table-cell>
        </table:table-row>
        <table:table-row table:style-name="TableLine94782768124784">
          <table:table-cell table:style-name="Synopsis.A2" office:value-type="string">
            <text:p text:style-name="P5">Command line Client</text:p>
          </table:table-cell>
          <table:table-cell table:style-name="Synopsis.A2" office:value-type="string">
            <text:p text:style-name="P10">oa2:/qdl/oidc/client</text:p>
          </table:table-cell>
          <table:table-cell table:style-name="Synopsis.A2" office:value-type="string">
            <text:p text:style-name="P4">oa2.<text:span text:style-name="T2">client.clc</text:span></text:p>
          </table:table-cell>
          <table:table-cell table:style-name="Synopsis.D2" office:value-type="string">
            <text:p text:style-name="P7">clc</text:p>
          </table:table-cell>
        </table:table-row>
        <table:table-row table:style-name="TableLine94782768124784">
          <table:table-cell table:style-name="Synopsis.A2" office:value-type="string">
            <text:p text:style-name="P5">Client Management</text:p>
          </table:table-cell>
          <table:table-cell table:style-name="Synopsis.A2" office:value-type="string">
            <text:p text:style-name="P10">oa2:/qdl/oidc/client/manage</text:p>
          </table:table-cell>
          <table:table-cell table:style-name="Synopsis.A2" office:value-type="string">
            <text:p text:style-name="P4">oa2.<text:span text:style-name="T2">client.</text:span>cm</text:p>
          </table:table-cell>
          <table:table-cell table:style-name="Synopsis.D2" office:value-type="string">
            <text:p text:style-name="P7">cm</text:p>
          </table:table-cell>
        </table:table-row>
        <table:table-row table:style-name="TableLine94782768124784">
          <table:table-cell table:style-name="Synopsis.A2" office:value-type="string">
            <text:p text:style-name="P5"><text:span text:style-name="T4">T</text:span>est <text:span text:style-name="T4">U</text:span>til<text:span text:style-name="T4">ities</text:span></text:p>
          </table:table-cell>
          <table:table-cell table:style-name="Synopsis.A2" office:value-type="string">
            <text:p text:style-name="P10">oa2:/qdl/oidc/test/util</text:p>
          </table:table-cell>
          <table:table-cell table:style-name="Synopsis.A2" office:value-type="string">
            <text:p text:style-name="P4">oa2.<text:span text:style-name="T1">client.test_util</text:span><text:span text:style-name="T2">s</text:span></text:p>
          </table:table-cell>
          <table:table-cell table:style-name="Synopsis.D2" office:value-type="string">
            <text:p text:style-name="P7">test_utils</text:p>
          </table:table-cell>
        </table:table-row>
        <table:table-row table:style-name="TableLine94782768124784">
          <table:table-cell table:style-name="Synopsis.A2" office:value-type="string">
            <text:p text:style-name="P5"><text:span text:style-name="T2">Permission </text:span>Store</text:p>
          </table:table-cell>
          <table:table-cell table:style-name="Synopsis.A2" office:value-type="string">
            <text:p text:style-name="P10">oa2:/qdl/p_store</text:p>
          </table:table-cell>
          <table:table-cell table:style-name="Synopsis.A2" office:value-type="string">
            <text:p text:style-name="P6">oa2.client.store</text:p>
          </table:table-cell>
          <table:table-cell table:style-name="Synopsis.D2" office:value-type="string">
            <text:p text:style-name="P7">--</text:p>
          </table:table-cell>
        </table:table-row>
        <table:table-row table:style-name="TableLine94782768124784">
          <table:table-cell table:style-name="Synopsis.A2" office:value-type="string">
            <text:p text:style-name="P5">Store<text:span text:style-name="T2">s</text:span></text:p>
          </table:table-cell>
          <table:table-cell table:style-name="Synopsis.A2" office:value-type="string">
            <text:p text:style-name="P10">oa2:/qdl/store</text:p>
          </table:table-cell>
          <table:table-cell table:style-name="Synopsis.A2" office:value-type="string">
            <text:p text:style-name="P6">oa2.client.store</text:p>
          </table:table-cell>
          <table:table-cell table:style-name="Synopsis.D2" office:value-type="string">
            <text:p text:style-name="P6">--</text:p>
          </table:table-cell>
        </table:table-row>
      </table:table>
      <text:p text:style-name="P8"/>
      <text:h text:style-name="Heading_20_2" text:outline-level="2"><text:s/><text:span text:style-name="T2">Descriptions</text:span></text:h>
      <text:p text:style-name="Heading">ACL</text:p>
      <text:p text:style-name="P12">Access Control Lists for OA4MP scripts. </text:p>
      <text:p text:style-name="Heading">JWT</text:p>
      <text:p text:style-name="P12">JSON web Token utilities. These allow for creating JWTs from stems, signing and validating. You can also create signing keys.</text:p>
      <text:p text:style-name="Heading">Claims</text:p>
      <text:p text:style-name="P13"><text:span text:style-name="T2">OA4MP utilities for working with claims. The major functions are </text:span><text:span text:style-name="T3">get_claims, new_template </text:span>and<text:span text:style-name="T3"> create_sources</text:span><text:span text:style-name="T2"> Largely this is documented in <text:s/></text:span><text:a xlink:type="simple" xlink:href="https://oa4mp.org/pdf/creating_claim_sources2.pdf" text:style-name="Internet_20_link" text:visited-style-name="Visited_20_Internet_20_Link"><text:span text:style-name="T4">creating claims sources </text:span></text:a><text:span text:style-name="T4">and </text:span><text:a xlink:type="simple" xlink:href="https://oa4mp.org/pdf/claim_source_examples.pdf" text:style-name="Internet_20_link" text:visited-style-name="Visited_20_Internet_20_Link"><text:span text:style-name="T4">claim source examples</text:span></text:a></text:p>
      <text:p text:style-name="Heading"><text:soft-page-break/>Command Line Client</text:p>
      <text:p text:style-name="P14">The fully functional command line client. It allows you to write your own OAuth2 client in QDL, for instance.</text:p>
      <text:p text:style-name="Heading">Client Management</text:p>
      <text:p text:style-name="P15"><text:span text:style-name="T4">A set of tools that allow you to manage (all CRUD operations) your clients on an OA4MP server using the client management API</text:span></text:p>
      <text:p text:style-name="Heading">Test Util<text:span text:style-name="T4">itie</text:span>s</text:p>
      <text:p text:style-name="P14">Mostly used for writing tests. This exposes the logic the server uses for computing lifetimes of various tokens. Since the logic can be quite complex, requ<text:span text:style-name="T5">i</text:span>ring the server default, client defaults, configuration overrides and specific request overrides, it is of limited use outside of testing.</text:p>
      <text:p text:style-name="Heading">Permission Store</text:p>
      <text:p text:style-name="P15"><text:span text:style-name="T4">Permissions are types of stores, but require some special handling. This (there is one per OA4MP instance) is not automatically imported at system start. </text:span></text:p>
      <text:p text:style-name="Heading">Stores</text:p>
      <text:p text:style-name="P14">Access to the stores on an OA4MP server. These are not imported initially since an instance typically refers to a component, such as transactions, clients, admin clients etc. Import these and configure as needed.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07:27:39.292107096</meta:creation-date>
    <dc:date>2024-06-01T23:50:48.058457204</dc:date>
    <meta:editing-duration>P1DT17H39M32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56" meta:word-count="272" meta:character-count="1859" meta:non-whitespace-character-count="1638"/>
  </office:meta>
</office:document-meta>
</file>